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c1a51"/>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0c1e"/>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0c1e"/>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071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e3e5"/>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1224a"/>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paragraph-rsid="001b9694"/>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officeooo:paragraph-rsid="001c1a51"/>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c6dd7"/>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2c18f"/>
    </style:style>
    <style:style style:name="P4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40318"/>
    </style:style>
    <style:style style:name="P4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523cef"/>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d08f0" style:font-style-asian="normal" style:font-style-complex="normal"/>
    </style:style>
    <style:style style:name="P5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40318" officeooo:paragraph-rsid="00458b63" style:font-style-asian="normal" style:font-style-complex="normal"/>
    </style:style>
    <style:style style:name="P5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58b63" officeooo:paragraph-rsid="005df91c" style:font-style-asian="normal" style:font-style-complex="normal"/>
    </style:style>
    <style:style style:name="P5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5c0d52" officeooo:paragraph-rsid="005c0d52"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0c1e"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1a51"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c1a51"/>
    </style:style>
    <style:style style:name="P6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paragraph-rsid="00205062"/>
    </style:style>
    <style:style style:name="P6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rsid="0022071c" officeooo:paragraph-rsid="0022071c"/>
    </style:style>
    <style:style style:name="P6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58b63"/>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cbe0c"/>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dddfe" officeooo:paragraph-rsid="004e9489"/>
    </style:style>
    <style:style style:name="P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00184" officeooo:paragraph-rsid="00500184"/>
    </style:style>
    <style:style style:name="P7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23cef" officeooo:paragraph-rsid="00523cef"/>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5"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style:paragraph-properties fo:text-align="justify" style:justify-single-word="false"/>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background-color="#eeeeee"/>
    </style:style>
    <style:style style:name="P101" style:family="paragraph" style:parent-style-name="First_20_line_20_indent">
      <loext:graphic-properties draw:fill="solid" draw:fill-color="#eeeeee" draw:opacity="100%"/>
      <style:paragraph-properties fo:background-color="#eeeeee"/>
      <style:text-properties fo:language="ru" fo:country="RU"/>
    </style:style>
    <style:style style:name="P10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3" style:family="paragraph" style:parent-style-name="Text_20_body">
      <style:paragraph-properties fo:margin-left="0in" fo:margin-right="0in" fo:text-align="justify"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fo:color="#800000"/>
    </style:style>
    <style:style style:name="P10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text-align="center" style:justify-single-word="false" fo:text-indent="0in" style:auto-text-indent="false"/>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fo:color="#800000" fo:language="ru" fo:country="RU"/>
    </style:style>
    <style:style style:name="P119" style:family="paragraph" style:parent-style-name="Footnot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c6dd7" officeooo:paragraph-rsid="00579078" style:font-style-asian="normal" style:font-style-complex="normal"/>
    </style:style>
    <style:style style:name="P13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c6dd7" officeooo:paragraph-rsid="005b0a75" style:font-style-asian="normal" style:font-style-complex="normal"/>
    </style:style>
    <style:style style:name="P13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60d5a5" officeooo:paragraph-rsid="0060d5a5" style:font-style-asian="normal" style:font-style-complex="normal"/>
    </style:style>
    <style:style style:name="P13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60d5a5" officeooo:paragraph-rsid="00621071" style:font-style-asian="normal" style:font-style-complex="normal"/>
    </style:style>
    <style:style style:name="P13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621071" officeooo:paragraph-rsid="00621071" style:font-style-asian="normal" style:font-style-complex="normal"/>
    </style:style>
    <style:style style:name="P13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6513ea" officeooo:paragraph-rsid="006513ea" style:font-style-asian="normal" style:font-style-complex="normal"/>
    </style:style>
    <style:style style:name="P13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6513ea"/>
    </style:style>
    <style:style style:name="P13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68dc62"/>
    </style:style>
    <style:style style:name="P1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693994"/>
    </style:style>
    <style:style style:name="P1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2c18f"/>
    </style:style>
    <style:style style:name="P14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c6dd7" officeooo:paragraph-rsid="00330856"/>
    </style:style>
    <style:style style:name="P1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c6dd7" officeooo:paragraph-rsid="006513ea"/>
    </style:style>
    <style:style style:name="P1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694ace" officeooo:paragraph-rsid="00694ace"/>
    </style:style>
    <style:style style:name="P145" style:family="paragraph" style:parent-style-name="Text_20_body">
      <style:paragraph-properties fo:margin-left="0in" fo:margin-right="0in" fo:text-align="justify" style:justify-single-word="false" fo:text-indent="0.1965in" style:auto-text-indent="false"/>
      <style:text-properties officeooo:paragraph-rsid="006513ea"/>
    </style:style>
    <style:style style:name="P1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693994"/>
    </style:style>
    <style:style style:name="P1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693994" officeooo:paragraph-rsid="00693994"/>
    </style:style>
    <style:style style:name="P14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loext:graphic-properties draw:fill="solid" draw:fill-color="#eeeeee" draw:opacity="100%"/>
      <style:paragraph-properties fo:background-color="#eeeeee"/>
      <style:text-properties fo:language="ru" fo:country="RU"/>
    </style:style>
    <style:style style:name="P155" style:family="paragraph" style:parent-style-name="Heading_20_2">
      <loext:graphic-properties draw:fill="solid" draw:fill-color="#eeeeee" draw:opacity="100%"/>
      <style:paragraph-properties fo:background-color="#eeeeee"/>
    </style:style>
    <style:style style:name="P156" style:family="paragraph" style:parent-style-name="Heading_20_1">
      <loext:graphic-properties draw:fill="solid" draw:fill-color="#eeeeee" draw:opacity="100%"/>
      <style:paragraph-properties fo:background-color="#eeeee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aacc"/>
    </style:style>
    <style:style style:name="T6" style:family="text">
      <style:text-properties fo:language="ru" fo:country="RU" officeooo:rsid="0020506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440318" style:font-style-asian="normal" style:font-style-complex="normal"/>
    </style:style>
    <style:style style:name="T10" style:family="text">
      <style:text-properties fo:language="en" fo:country="US" fo:font-style="normal" officeooo:rsid="002c6dd7" style:font-style-asian="normal" style:font-style-complex="normal"/>
    </style:style>
    <style:style style:name="T11" style:family="text">
      <style:text-properties fo:language="en" fo:country="US" fo:font-style="normal" officeooo:rsid="004cbe0c" style:font-style-asian="normal" style:font-style-complex="normal"/>
    </style:style>
    <style:style style:name="T12" style:family="text">
      <style:text-properties fo:language="en" fo:country="US" fo:font-style="normal" officeooo:rsid="004e9489" style:font-style-asian="normal" style:font-style-complex="normal"/>
    </style:style>
    <style:style style:name="T13" style:family="text">
      <style:text-properties fo:language="en" fo:country="US" fo:font-style="normal" officeooo:rsid="004fc213" style:font-style-asian="normal" style:font-style-complex="normal"/>
    </style:style>
    <style:style style:name="T14" style:family="text">
      <style:text-properties fo:language="en" fo:country="US" fo:font-style="normal" officeooo:rsid="00545ea4"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2aae77"/>
    </style:style>
    <style:style style:name="T17" style:family="text">
      <style:text-properties fo:language="en" fo:country="US" officeooo:rsid="002c6dd7"/>
    </style:style>
    <style:style style:name="T18" style:family="text">
      <style:text-properties fo:language="en" fo:country="US" officeooo:rsid="002f3854"/>
    </style:style>
    <style:style style:name="T19" style:family="text">
      <style:text-properties fo:language="en" fo:country="US" officeooo:rsid="0031d661"/>
    </style:style>
    <style:style style:name="T20" style:family="text">
      <style:text-properties fo:language="en" fo:country="US" officeooo:rsid="00330856"/>
    </style:style>
    <style:style style:name="T21" style:family="text">
      <style:text-properties fo:language="en" fo:country="US" officeooo:rsid="00368a13"/>
    </style:style>
    <style:style style:name="T22" style:family="text">
      <style:text-properties fo:language="en" fo:country="US" officeooo:rsid="0042c18f"/>
    </style:style>
    <style:style style:name="T23" style:family="text">
      <style:text-properties fo:language="en" fo:country="US" officeooo:rsid="00440318"/>
    </style:style>
    <style:style style:name="T24" style:family="text">
      <style:text-properties fo:language="en" fo:country="US" officeooo:rsid="0046e4c6"/>
    </style:style>
    <style:style style:name="T25" style:family="text">
      <style:text-properties fo:language="en" fo:country="US" officeooo:rsid="004adf7a"/>
    </style:style>
    <style:style style:name="T26" style:family="text">
      <style:text-properties fo:language="en" fo:country="US" officeooo:rsid="00510533"/>
    </style:style>
    <style:style style:name="T27" style:family="text">
      <style:text-properties fo:language="en" fo:country="US" officeooo:rsid="00523cef"/>
    </style:style>
    <style:style style:name="T28" style:family="text">
      <style:text-properties fo:language="en" fo:country="US" officeooo:rsid="0052d1f2"/>
    </style:style>
    <style:style style:name="T29" style:family="text">
      <style:text-properties fo:language="en" fo:country="US" officeooo:rsid="00532d0a"/>
    </style:style>
    <style:style style:name="T30" style:family="text">
      <style:text-properties fo:language="en" fo:country="US" officeooo:rsid="0062dc93"/>
    </style:style>
    <style:style style:name="T31" style:family="text">
      <style:text-properties fo:language="en" fo:country="US" officeooo:rsid="0064cbab"/>
    </style:style>
    <style:style style:name="T32" style:family="text">
      <style:text-properties fo:language="en" fo:country="US" officeooo:rsid="006513ea"/>
    </style:style>
    <style:style style:name="T33" style:family="text">
      <style:text-properties fo:language="en" fo:country="US" officeooo:rsid="00664caf"/>
    </style:style>
    <style:style style:name="T34" style:family="text">
      <style:text-properties fo:language="en" fo:country="US" officeooo:rsid="00683056"/>
    </style:style>
    <style:style style:name="T35" style:family="text">
      <style:text-properties fo:language="en" fo:country="US" officeooo:rsid="00683788"/>
    </style:style>
    <style:style style:name="T36" style:family="text">
      <style:text-properties fo:language="en" fo:country="US" officeooo:rsid="00674279"/>
    </style:style>
    <style:style style:name="T37" style:family="text">
      <style:text-properties fo:language="en" fo:country="US" officeooo:rsid="0068dc62"/>
    </style:style>
    <style:style style:name="T38" style:family="text">
      <style:text-properties fo:language="en" fo:country="US" officeooo:rsid="00693994"/>
    </style:style>
    <style:style style:name="T39" style:family="text">
      <style:text-properties fo:language="en" fo:country="US" officeooo:rsid="00694ace"/>
    </style:style>
    <style:style style:name="T40" style:family="text">
      <style:text-properties fo:language="en" fo:country="US" officeooo:rsid="006ac7de"/>
    </style:style>
    <style:style style:name="T41" style:family="text">
      <style:text-properties fo:color="#ff3333"/>
    </style:style>
    <style:style style:name="T42" style:family="text">
      <style:text-properties fo:color="#ff3333" fo:language="ru" fo:country="RU"/>
    </style:style>
    <style:style style:name="T43" style:family="text">
      <style:text-properties fo:color="#ff3333" fo:language="en" fo:country="US" officeooo:rsid="0042c18f"/>
    </style:style>
    <style:style style:name="T44" style:family="text">
      <style:text-properties fo:color="#ff3333" fo:language="en" fo:country="US" officeooo:rsid="00440318"/>
    </style:style>
    <style:style style:name="T45" style:family="text">
      <style:text-properties fo:color="#ff3333" fo:language="en" fo:country="US" officeooo:rsid="0046e4c6"/>
    </style:style>
    <style:style style:name="T46" style:family="text">
      <style:text-properties fo:color="#ff3333" fo:language="en" fo:country="US" officeooo:rsid="004adf7a"/>
    </style:style>
    <style:style style:name="T47" style:family="text">
      <style:text-properties fo:font-style="italic" style:font-style-asian="italic" style:font-style-complex="italic"/>
    </style:style>
    <style:style style:name="T48" style:family="text">
      <style:text-properties fo:color="#6666ff" fo:language="ru" fo:country="RU"/>
    </style:style>
    <style:style style:name="T49" style:family="text">
      <style:text-properties fo:color="#800000"/>
    </style:style>
    <style:style style:name="T50" style:family="text">
      <style:text-properties fo:color="#800000" fo:language="ru" fo:country="RU"/>
    </style:style>
    <style:style style:name="T51" style:family="text">
      <style:text-properties fo:color="#800000" fo:language="ru" fo:country="RU" fo:font-style="normal" style:font-style-asian="normal" style:font-style-complex="normal"/>
    </style:style>
    <style:style style:name="T52" style:family="text">
      <style:text-properties fo:color="#800000" fo:language="en" fo:country="US"/>
    </style:style>
    <style:style style:name="T53" style:family="text">
      <style:text-properties fo:color="#800000" fo:language="en" fo:country="US" fo:font-style="normal" style:font-style-asian="normal" style:font-style-complex="normal"/>
    </style:style>
    <style:style style:name="T54" style:family="text">
      <style:text-properties fo:color="#ff6600"/>
    </style:style>
    <style:style style:name="T55" style:family="text">
      <style:text-properties fo:color="#ff6600" fo:language="ru" fo:country="RU"/>
    </style:style>
    <style:style style:name="T56" style:family="text">
      <style:text-properties fo:font-weight="bold" style:font-weight-asian="bold" style:font-weight-complex="bold"/>
    </style:style>
    <style:style style:name="T57" style:family="text">
      <style:text-properties style:use-window-font-color="true"/>
    </style:style>
    <style:style style:name="T58" style:family="text">
      <style:text-properties style:use-window-font-color="true" fo:language="ru" fo:country="RU"/>
    </style:style>
    <style:style style:name="T59" style:family="text">
      <style:text-properties style:use-window-font-color="true" fo:language="ru" fo:country="RU" fo:font-style="normal" style:font-style-asian="normal" style:font-style-complex="normal"/>
    </style:style>
    <style:style style:name="T60" style:family="text">
      <style:text-properties style:use-window-font-color="true" fo:language="ru" fo:country="RU" fo:font-style="normal" officeooo:rsid="002aae77" style:font-style-asian="normal" style:font-style-complex="normal"/>
    </style:style>
    <style:style style:name="T61" style:family="text">
      <style:text-properties style:use-window-font-color="true" fo:language="ru" fo:country="RU" fo:font-style="normal" fo:font-weight="normal" style:font-style-asian="normal" style:font-weight-asian="normal" style:font-style-complex="normal" style:font-weight-complex="normal"/>
    </style:style>
    <style:style style:name="T62" style:family="text">
      <style:text-properties style:use-window-font-color="true" fo:language="en" fo:country="US"/>
    </style:style>
    <style:style style:name="T63" style:family="text">
      <style:text-properties style:use-window-font-color="true" fo:language="en" fo:country="US" fo:font-style="normal" style:font-style-asian="normal" style:font-style-complex="normal"/>
    </style:style>
    <style:style style:name="T64" style:family="text">
      <style:text-properties style:use-window-font-color="true" fo:language="en" fo:country="US" fo:font-style="normal" officeooo:rsid="006513ea" fo:background-color="transparent" loext:char-shading-value="0" style:font-style-asian="normal" style:font-style-complex="normal"/>
    </style:style>
    <style:style style:name="T65" style:family="text">
      <style:text-properties style:use-window-font-color="true" fo:language="en" fo:country="US" officeooo:rsid="00330856"/>
    </style:style>
    <style:style style:name="T66" style:family="text">
      <style:text-properties style:use-window-font-color="true" fo:language="en" fo:country="US" officeooo:rsid="00693994"/>
    </style:style>
    <style:style style:name="T67" style:family="text">
      <style:text-properties style:use-window-font-color="true" fo:font-style="normal" style:font-style-asian="normal" style:font-style-complex="normal"/>
    </style:style>
    <style:style style:name="T68" style:family="text">
      <style:text-properties style:use-window-font-color="true" fo:font-style="normal" officeooo:rsid="0018aacc" style:font-style-asian="normal" style:font-style-complex="normal"/>
    </style:style>
    <style:style style:name="T69" style:family="text">
      <style:text-properties style:use-window-font-color="true" fo:font-style="normal" officeooo:rsid="0018bca4" style:font-style-asian="normal" style:font-style-complex="normal"/>
    </style:style>
    <style:style style:name="T70" style:family="text">
      <style:text-properties style:use-window-font-color="true" fo:font-style="normal" officeooo:rsid="001a59cd" style:font-style-asian="normal" style:font-style-complex="normal"/>
    </style:style>
    <style:style style:name="T71" style:family="text">
      <style:text-properties style:use-window-font-color="true" fo:font-style="normal" officeooo:rsid="001fdda9" style:font-style-asian="normal" style:font-style-complex="normal"/>
    </style:style>
    <style:style style:name="T72" style:family="text">
      <style:text-properties style:use-window-font-color="true" fo:font-style="normal" officeooo:rsid="002aae77" style:font-style-asian="normal" style:font-style-complex="normal"/>
    </style:style>
    <style:style style:name="T73" style:family="text">
      <style:text-properties style:use-window-font-color="true" fo:font-style="normal" officeooo:rsid="00387489" style:font-style-asian="normal" style:font-style-complex="normal"/>
    </style:style>
    <style:style style:name="T74" style:family="text">
      <style:text-properties fo:background-color="transparent" loext:char-shading-value="0"/>
    </style:style>
    <style:style style:name="T75" style:family="text">
      <style:text-properties style:text-position="super 58%"/>
    </style:style>
    <style:style style:name="T76" style:family="text">
      <style:text-properties fo:color="#c5000b"/>
    </style:style>
    <style:style style:name="T77" style:family="text">
      <style:text-properties fo:language="fr" fo:country="FR"/>
    </style:style>
    <style:style style:name="T78" style:family="text">
      <style:text-properties fo:color="#0000ff"/>
    </style:style>
    <style:style style:name="T79" style:family="text">
      <style:text-properties fo:color="#3333ff"/>
    </style:style>
    <style:style style:name="T80" style:family="text">
      <style:text-properties fo:font-style="normal" style:font-style-asian="normal" style:font-style-complex="normal"/>
    </style:style>
    <style:style style:name="T81" style:family="text">
      <style:text-properties officeooo:rsid="0018aacc"/>
    </style:style>
    <style:style style:name="T82" style:family="text">
      <style:text-properties officeooo:rsid="001fdda9"/>
    </style:style>
    <style:style style:name="T83" style:family="text">
      <style:text-properties officeooo:rsid="00205062"/>
    </style:style>
    <style:style style:name="T84" style:family="text">
      <style:text-properties officeooo:rsid="0023e13e"/>
    </style:style>
    <style:style style:name="T85" style:family="text">
      <style:text-properties officeooo:rsid="0028db60"/>
    </style:style>
    <style:style style:name="T86" style:family="text">
      <style:text-properties officeooo:rsid="002aae77"/>
    </style:style>
    <style:style style:name="T87" style:family="text">
      <style:text-properties officeooo:rsid="002dae6e"/>
    </style:style>
    <style:style style:name="T88" style:family="text">
      <style:text-properties officeooo:rsid="003a6318"/>
    </style:style>
    <style:style style:name="T89" style:family="text">
      <style:text-properties officeooo:rsid="003b8dd9"/>
    </style:style>
    <style:style style:name="T90" style:family="text">
      <style:text-properties officeooo:rsid="003d08f0"/>
    </style:style>
    <style:style style:name="T91" style:family="text">
      <style:text-properties officeooo:rsid="003eddec"/>
    </style:style>
    <style:style style:name="T92" style:family="text">
      <style:text-properties officeooo:rsid="004888b9"/>
    </style:style>
    <style:style style:name="T93" style:family="text">
      <style:text-properties officeooo:rsid="00560dfc"/>
    </style:style>
    <style:style style:name="T94" style:family="text">
      <style:text-properties officeooo:rsid="002c6dd7"/>
    </style:style>
    <style:style style:name="T95" style:family="text">
      <style:text-properties officeooo:rsid="00579078"/>
    </style:style>
    <style:style style:name="T96" style:family="text">
      <style:text-properties officeooo:rsid="0059ecd4"/>
    </style:style>
    <style:style style:name="T97" style:family="text">
      <style:text-properties officeooo:rsid="005c3928"/>
    </style:style>
    <style:style style:name="T98" style:family="text">
      <style:text-properties officeooo:rsid="00621071"/>
    </style:style>
    <style:style style:name="T99" style:family="text">
      <style:text-properties officeooo:rsid="0062aff5"/>
    </style:style>
    <style:style style:name="T100" style:family="text">
      <style:text-properties fo:color="#0066ff"/>
    </style:style>
    <style:style style:name="T101" style:family="text">
      <style:text-properties fo:color="#0066ff" fo:language="en" fo:country="US" fo:font-style="normal" officeooo:rsid="006513ea" fo:background-color="transparent" loext:char-shading-value="0" style:font-style-asian="normal" style:font-style-complex="normal"/>
    </style:style>
    <style:style style:name="T102" style:family="text">
      <style:text-properties officeooo:rsid="00674279"/>
    </style:style>
    <style:style style:name="T103" style:family="text">
      <style:text-properties officeooo:rsid="006939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9">От Massaraksh</text:p>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525640145221578737"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2163283101378584727" text:style-name="L2">
        <text:list-item>
          <text:p text:style-name="P129">«Великие грифоны прошлого» - из канона (5<text:span text:style-name="T7">s8e)</text:span></text:p>
        </text:list-item>
        <text:list-item>
          <text:p text:style-name="P129">«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Магия для Чайников» - обмен</text:p>
        </text:list-item>
        <text:list-item>
          <text:p text:style-name="P129">«Энциклопедия Арканум» - обмен</text:p>
        </text:list-item>
        <text:list-item>
          <text:p text:style-name="P129">«О Гейсах» - обмен</text:p>
        </text:list-item>
        <text:list-item>
          <text:p text:style-name="P129">«Тайны Тайных Наук» - обмен</text:p>
        </text:list-item>
        <text:list-item>
          <text:p text:style-name="P129">«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6342799331246543606"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3">Единорог. Холост, молод, мечтателен. Живёт в Кантерлоте. В свободное время рисует облака.</text:p>
      <text:h text:style-name="Heading_20_3" text:outline-level="3">Алекс</text:h>
      <text:p text:style-name="P103">Менеджер проектов, над одним из которых (Нексус) работает Макс.</text:p>
      <text:h text:style-name="Heading_20_3" text:outline-level="3">Ростик</text:h>
      <text:p text:style-name="P103">Лидер команды тестировщиков</text:p>
      <text:h text:style-name="Heading_20_3" text:outline-level="3">Стас</text:h>
      <text:p text:style-name="P103">Программист-новичок в команде Макса.</text:p>
      <text:h text:style-name="Heading_20_3" text:outline-level="3"><text:soft-page-break/>Рома</text:h>
      <text:p text:style-name="P103">Программист в команде UI-программистов</text:p>
      <text:h text:style-name="Heading_20_3" text:outline-level="3">Анджела</text:h>
      <text:p text:style-name="P103">Сисадмин. Флиртует с Максом.</text:p>
      <text:p text:style-name="P103"/>
      <text:h text:style-name="Heading_20_2" text:outline-level="2">Положения</text:h>
      <text:p text:style-name="P10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P152" text:outline-level="2">1. Терра</text:h>
      <text:p text:style-name="P33">музыка - кондовая электронная, холодная и отчаянная (Electronics “Disappointed”)</text:p>
      <text:p text:style-name="P105">&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4">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49">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5">– Макс, не беспокойся, охрана уже в курсе. Тебе выдадут временный.</text:p>
      <text:p text:style-name="P1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5"><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1">– Ладно, <text:span text:style-name="T7">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7">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23"/>
      <text:p text:style-name="P74"><text:span text:style-name="T7">&gt;\</text:span>Привет, Нексус. Это Макс.</text:p>
      <text:p text:style-name="P74"><text:span text:style-name="T7">&lt;\</text:span>Привет Макс. <text:span text:style-name="T1">Рад тебя видеть. Где ты отсутствовал три дня?</text:span></text:p>
      <text:p text:style-name="P7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31"/>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4"><text:span text:style-name="T7">&gt;\</text:span>Как называется наш проект?</text:p>
      <text:p text:style-name="P74"><text:span text:style-name="T7">&lt;\</text:span>Дайсон.</text:p>
      <text:p text:style-name="P74"><text:span text:style-name="T7">&gt;\</text:span>Сколько тебе лет?</text:p>
      <text:p text:style-name="P74"><text:soft-page-break/><text:span text:style-name="T7">&lt;\</text:span>Два года с начала запуска кластера.</text:p>
      <text:p text:style-name="P74"><text:span text:style-name="T7">&gt;\</text:span>Какой сейчас год?</text:p>
      <text:p text:style-name="P74"><text:span text:style-name="T7">&gt;\</text:span>202<text:span text:style-name="T1">6</text:span>-й.</text:p>
      <text:p text:style-name="P32"/>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4"><text:span text:style-name="T7">&gt;\</text:span>Нексус, отключи память <text:span text:style-name="T1">заданий</text:span> за последнюю неделю.</text:p>
      <text:p text:style-name="P74"><text:span text:style-name="T7">&lt;\</text:span>Выполнено.</text:p>
      <text:p text:style-name="P7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4"><text:span text:style-name="T7">&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7">&lt;\</text:span><text:span text:style-name="T1">Выполняю задачу</text:span>...</text:p>
      <text:p text:style-name="P75"><text:span text:style-name="T7">&lt;\</text:span>...</text:p>
      <text:p text:style-name="P75"><text:span text:style-name="T7">&lt;\</text:span>Решение:</text:p>
      <text:p text:style-name="P7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9">Подробный план действий по дням приведен в файле «Война корпораций_A_06.09.2026_23<text:span text:style-name="T7">:47.bmf»</text:span></text:p>
      <text:p text:style-name="P31"/>
      <text:p text:style-name="P40">&lt;<text:span text:style-name="T1">как-то говённо. Улучшить</text:span>&gt;</text:p>
      <text:p text:style-name="P43">Хм, не понял? Ч<text:span text:style-name="T1">ё</text:span> за хрень?</text:p>
      <text:p text:style-name="P43"/>
      <text:p text:style-name="P74"><text:span text:style-name="T7">&gt;</text:span>\Нексус, почему ты используешь жёсткие настройки <text:span text:style-name="T1">для решения задачи</text:span>?</text:p>
      <text:p text:style-name="P74"><text:span text:style-name="T7">&lt;\</text:span>Настройки правильные, <text:span text:style-name="T1">Макс</text:span>.</text:p>
      <text:p text:style-name="P32"/>
      <text:p text:style-name="P4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23"/>
      <text:p text:style-name="P7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32"/>
      <text:p text:style-name="P43">Вместо ответа Нексус выплюнул в консоль длинную строку букв и служебных символов, среди которых бросилась в глаза строка “<text:span text:style-name="T56">incompartible interface Analytics v.0.93 beta</text:span>”</text:p>
      <text:p text:style-name="P43">Ага, уже теплее.</text:p>
      <text:p text:style-name="P43"/>
      <text:p text:style-name="P74"><text:span text:style-name="T7">&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7">–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7">.</text:span></text:p>
      <text:p text:style-name="P81">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6">***</text:p>
      <text:p text:style-name="P106"/>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7"/>
      <text:p text:style-name="P17">***</text:p>
      <text:p text:style-name="P1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5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9">***</text:p>
      <text:p text:style-name="P9"/>
      <text:p text:style-name="P1">Грохот улицы не достигал крыши 24-хэтажного корпуса <text:span text:style-name="T4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oft-page-break/><text:span text:style-name="T1">Блядь</text:span>, что за мысли пошли!</text:p>
      <text:p text:style-name="P1">Я вспомнил Влада, <text:span text:style-name="T7">&lt;</text:span><text:span text:style-name="T50">месяц</text:span><text:span text:style-name="T7">&gt;</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74">ворил </text:span><text:span text:style-name="T2">—</text:span><text:span text:style-name="T7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5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74">А у нас получается... </text:span><text:span text:style-name="T2">–</text:span><text:span text:style-name="T7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7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47">Картинка дёрнулась и поплыла, звёзды опять стали вращаться.</text:span> </text:p>
      <text:p text:style-name="P1">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77">Музыка быстрая, тревожная, надорваная и печальная (Pet Shop Boys “So Hard” ?)</text:p>
      <text:p text:style-name="P35"/>
      <text:p text:style-name="P10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7"/>
      <text:p text:style-name="P3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5"/>
      <text:p text:style-name="P43"><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7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4">, </text:span><text:span text:style-name="T2">а от снотворного таких глюков у меня ни разу не было</text:span><text:span text:style-name="T7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5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50">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62">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50">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5"><text:soft-page-break/><text:span text:style-name="T1">–</text:span> Такая <text:span text:style-name="T4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7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5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57">верх</text:span>…</text:p>
      <text:p text:style-name="P11">Тут м<text:span text:style-name="T7">еня, </text:span>наконец,<text:span text:style-name="T7"> стошнило. Буквально вывернуло наизнанку: из носа текло, в глазах стояли слёзы. </text:span></text:p>
      <text:p text:style-name="P11"><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77">Jack of Hearts</text:span><text:span text:style-name="T77"><text:note text:id="ftn7" text:note-class="footnote"><text:note-citation>7</text:note-citation><text:note-body><text:p text:style-name="Footnote"><text:bookmark text:name="result_box1"/><text:span text:style-name="T77">Jack of Hearts</text:span> <text:span text:style-name="T1">– Червовый валет (фр.)</text:span></text:p></text:note-body></text:note></text:span><text:span text:style-name="T7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1"><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Бац!</text:p>
      <text:p text:style-name="P11">–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5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5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text:soft-page-break/>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4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1">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20">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 Присмотри за ней. – обратилась она ко мне, кивнув на спящую сестру. Мне показалось, или в её <text:span text:style-name="T4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5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50">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49">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11"><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57">,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5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11"><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7">–</text:span> ТЫ!!! ТЫ!..</text:p>
      <text:p text:style-name="P11"><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4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11">Дальнейший путь мы провели в молчании.</text:p>
      <text:p text:style-name="P27"/>
      <text:h text:style-name="Heading_20_2" text:outline-level="2"><text:span text:style-name="T7">3. </text:span>Кантерлот</text:h>
      <text:p text:style-name="P78">Музыка медленная, фэнтезийная, средневековая, изысканая, дворцовая (стиль Dire Straits “Coyote”)</text:p>
      <text:p text:style-name="P29">Глава IV. Пределы магии</text:p>
      <text:p text:style-name="P26"/>
      <text:p text:style-name="P29">Вашему покорному слуге известны четыре предела магии: </text:p>
      <text:list xml:id="list6202228397996049443"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5"><text:s/>Сколько страниц сегодня нахреначили?</text:p><text:p text:style-name="P116">– <text:span text:style-name="T1">Восемь, о учитель!</text:span></text:p><text:p text:style-name="P116">– Отлично. Надиктую ещё две и сбегаешь за кофе.</text:p></text:note-body></text:note></text:span></text:p>
        </text:list-item>
      </text:list>
      <text:p text:style-name="P14"/>
      <text:p text:style-name="P18">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7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маленькой и юркой колеснице удалялся в сторону Жеребячьих<text:span text:style-name="T49">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4">– Разве что один бит. Серебряный.</text:p>
      <text:p text:style-name="P76"><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7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24">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8">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4">– Я вижу вас. – честно признался я.</text:p>
      <text:p text:style-name="P24">– Правильно! Вы видите, как <text:span text:style-name="T88">полу</text:span>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text:span text:style-name="T88">Хррр...</text:span></text:p>
      <text:p text:style-name="P24"><text:span text:style-name="T88">Старик клюнул носом и встрепенулся. Потом он</text:span> <text:span text:style-name="T89">огляделся и </text:span>заговорщицки подмигнул мне.</text:p>
      <text:p text:style-name="P24">– Разумеется, я чётко следую королевскому указу уничтожать все испорченные и бракованные <text:span text:style-name="T57">парящие платформы.</text:span> Но дворцовым бюрократам необязательно ж знать, КАК я их уничтожаю, хе-хе! <text:soft-page-break/>Некоторые из <text:span text:style-name="T57">платформ </text:span>уничтожаются путём <text:span text:style-name="T1">усиленного</text:span> износа, будучи частью экспериментальных колесниц! “Лорен” я сделал на базе <text:span text:style-name="T5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57"> И никто ж не догадывался, что она может летать! Её Высочество, разумеется, догадывались, н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lt;<text:span text:style-name="T4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7">4. </text:span>Библиотека</text:h>
      <text:p text:style-name="P25">&lt;<text:span text:style-name="T78">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7">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49">Разогнать силу и оборотить против себя</text:span>”.</text:p>
      <text:p text:style-name="P1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45">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1">– А по-моему, ты не…</text:p>
      <text:p text:style-name="P45"><text:span text:style-name="T8">– Так, я попрошу! – перебила меня венценосная кобыла. – Давай, ты не будешь лезть в мои дела, а я не буду</text:span><text:span text:style-name="T4">… эээ… ммм…</text:span></text:p>
      <text:p text:style-name="P51">– Не будешь что?</text:p>
      <text:p text:style-name="P59">Селестия нахмурилась и приняла грозный вид.</text:p>
      <text:p text:style-name="P59"><text:span text:style-name="T7">– </text:span>Не забывай, человек, я — могущественный маг и правитель Эквестрии. Ко мне нужно относиться с должным уважением!</text:p>
      <text:p text:style-name="P59"><text:span text:style-name="T7">– </text:span>А то что? Превратишь в жабу? Сошлёшь на Луну? Убьёшь нахер?</text:p>
      <text:p text:style-name="P59"><text:soft-page-break/>Аликорница сникла. Уши её опустились.</text:p>
      <text:p text:style-name="P59"><text:span text:style-name="T7">– </text:span>Макс, не надо... Ты же знаешь, я этого не сделаю.</text:p>
      <text:p text:style-name="P5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5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9"><text:span text:style-name="T7">Аликорница уселась н</text:span>а пол <text:span text:style-name="T7">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5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7">– </text:span>Вот, читай отсюда. <text:span text:style-name="T7">– а</text:span>ликорница подчеркнула абзац копытом.</text:p>
      <text:p text:style-name="P59"/>
      <text:p text:style-name="P62">***</text:p>
      <text:p text:style-name="P62"/>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text:span text:style-name="T93">гармонии и </text:span>процветания, ведомый <text:span text:style-name="T93">П</text:span>роводником. Сей <text:span text:style-name="T93">П</text:span>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text:span text:style-name="T93">П</text:span>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text:soft-page-break/>&lt;<text:span text:style-name="T49">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
      <text:p text:style-name="P59">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Кентаврячьи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1">– <text:s/>Давай я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1">–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1"><text:span text:style-name="T1">– Занавес. </text:span>– <text:s/><text:span text:style-name="T1">подытожил я.</text:span></text:p>
      <text:p text:style-name="P51"/>
      <text:h text:style-name="P153" text:outline-level="2"><text:span text:style-name="T7">5. </text:span>Индиго</text:h>
      <text:p text:style-name="P51"/>
      <text:p text:style-name="P5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text:soft-page-break/>–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я его знаю!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2">***</text:p>
      <text:p text:style-name="P59">&lt;<text:span text:style-name="T7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Ишь ты!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9"/>
      <text:p text:style-name="P59">Селестия встала, потянувшись по-кошачьи, и направилась к выходу. У двери она обернулась ко мне.</text:p>
      <text:p text:style-name="P59">–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рассмеялась.</text:p>
      <text:p text:style-name="P5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text:soft-page-break/></text:p>
      <text:h text:style-name="P152" text:outline-level="2">6. Стыд</text:h>
      <text:p text:style-name="P59"/>
      <text:p text:style-name="P63">~~~ Завтра на семь в библиотеке ~~~</text:p>
      <text:p text:style-name="P63"/>
      <text:p text:style-name="P5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text:span text:style-name="T88">ё</text:span>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text:span text:style-name="T89">Хррр...</text:span></text:p>
      <text:p text:style-name="P59">Я посмотрел на часы. До семи оставалось двадцать минут — как раз, чтоб успеть дойти до библиотеки. <text:span text:style-name="T89">Я намеренно уронил на пол тяжёлый рашпиль.</text:span></text:p>
      <text:p text:style-name="P59">– На сегодня довольно. Я ж вижу, ты торопишься. – заметил Норф, <text:span text:style-name="T89">просыпаясь</text:span>.</text:p>
      <text:p text:style-name="P5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саквояж и сунул его в рюкзак.</text:p>
      <text:p text:style-name="P59">– Завтра будешь? – спросил Норф. – Надо бы закончить заказ из <text:s/>Троттингема.</text:p>
      <text:p text:style-name="P59">– В это же время. – подтвердил я.</text:p>
      <text:p text:style-name="P59"/>
      <text:p text:style-name="P62">***</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text:soft-page-break/>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79">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49">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oft-page-break/><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9">—</text:span> осень, за осенью <text:span text:style-name="T59">—</text:span> зима. <text:s/>Если пошёл дождь, должно быть мокро, если выпал снег <text:span text:style-name="T5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74">старший. </text:span><text:span text:style-name="T2">–</text:span><text:span text:style-name="T7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9">—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на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на,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меня всё это время??? Но кто??? Кто их отец? КТО ЭТОТ…</text:p>
      <text:p text:style-name="P11">Мне пришлось заткнуть Луне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Луна умолкла и сосредоточилась. Постепенно на её морде гнев сменился недоверием, а потом и <text:soft-page-break/>ужасом.</text:p>
      <text:p text:style-name="P11">– Сто рогов мне в круп! ЧТО ЭТО ЗА…</text:p>
      <text:p text:style-name="P11">От волнения Луна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1">–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11">Наконец Луна опустилась на пол, выходя из транса. Магическая аура исчезла и она обессиленно бухнулась на колени.</text:p>
      <text:p text:style-name="P11">– Проклятье! К такому я не была готова!</text:p>
      <text:p text:style-name="P11">Луна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Тия, эта гадость пришла не из нашего мира. В их снах я видела...</text:p>
      <text:p text:style-name="P11">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7">— умение делегировать полномочия. Вечером того же дня я села за письменный стол.</text:span></text:p>
      <text:p text:style-name="P5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9"/>
      <text:p text:style-name="P62">***</text:p>
      <text:p text:style-name="P59"><text:soft-page-break/></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7">—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text:soft-page-break/>–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Тия. Если хочешь.</text:p>
      <text:p text:style-name="P59">– Хорошо. До встречи, Тия.</text:p>
      <text:p text:style-name="P59">– До встречи, Макс.</text:p>
      <text:p text:style-name="P59"/>
      <text:h text:style-name="Heading_20_2" text:outline-level="2"><text:span text:style-name="T1">8</text:span>. <text:span text:style-name="T7">40-6</text:span></text:h>
      <text:p text:style-name="P79">Mark Knopfler — Hill Farmers Blues — или на следующую главу (прощание)</text:p>
      <text:p text:style-name="P59"/>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49">Истончения </text:span>(быть может, к счастью). Всё, что я могу <text:span text:style-name="T7">— оставить тебе напутствие.</text:span></text:p>
      <text:p text:style-name="P63"><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63">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51">…</text:p>
      <text:p text:style-name="P59">Тоже мне, философ выискался, Диоген копытный! Вот не люблю, когда всякие "гуру" с глубокомысленным видом порют чушь. Эквестрия <text:span text:style-name="T15">—</text:span> отличная страна, пони <text:span text:style-name="T15">— </text:span><text:span text:style-name="T7">прекрасные создания, порядки тут отличные! Чисто, культурно, вежливо. Дворецкий </text:span><text:span text:style-name="T15">—</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80"> </text:span><text:span text:style-name="T63">— вся архитектура явно </text:span><text:span text:style-name="T59">была </text:span><text:span text:style-name="T63">заточена под крылатых. Таких, для которых приземлиться на балкон в тронном зале или уйти через портик на крыше</text:span><text:span text:style-name="T80"> </text:span><text:span text:style-name="T63">— обычное дело. </text:span><text:span text:style-name="T80">Хорошо, что ежедневные посещения каретной мастерской подняли мой тонус, изрядно посаженный сидячим образом жизни.</text:span></text:p>
      <text:p text:style-name="P1"><text:span text:style-name="T8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6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9">Каменный пол комнаты был покрыт розовым ковром с длиннейшим ворсом.</text:span><text:span text:style-name="T63"> </text:span><text:span text:style-name="T59">Его центр занимал высокий </text:span><text:span text:style-name="T63">кругл</text:span><text:span text:style-name="T59">ый</text:span><text:span text:style-name="T63"> матрац </text:span><text:span text:style-name="T59">с</text:span><text:span text:style-name="T63"> велик</text:span><text:span text:style-name="T59">им</text:span><text:span text:style-name="T63"> множество</text:span><text:span text:style-name="T59">м</text:span><text:span text:style-name="T6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59">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59"><text:soft-page-break/>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text:span text:style-name="T95">Эквус</text:span> в большинстве мест был бы непригод<text:span text:style-name="T95">ен</text:span> для жизни. Для этих же целей, кстати, необходимо и управление погодой.</text:p>
      <text:p text:style-name="P5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1"><text:span text:style-name="T1">–</text:span> Мы же договорились! Тия!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Тия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морской дракон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Но в душе жжёт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Мёд. Или сахар. На твоё усмотрение. – <text:span text:style-name="T90">просипел я.</text:span></text:p>
      <text:p text:style-name="P51">– Как скажешь. – нос Тии скрылся за дверью.</text:p>
      <text:p text:style-name="P5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х<text:span text:style-name="T91">ихик</text:span>нула аликорница. – Так и норовят заниматься воздушной эквилибристикой над башней, когда я моюсь.</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Тие. Мне пришлось осторожно напрягать мускулы шеи, чтобы они случайно не отвернули голову нафиг.</text:p>
      <text:p text:style-name="P51"><text:soft-page-break/>–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5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59">Её ресницы щекотали мне щеку. Я повернулся к ней и буквально растворился в ласковом взгляде огромных сиреневых глаз.</text:p>
      <text:p text:style-name="P59">–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49">слабой рядом с сильным</text:span>!</text:p>
      <text:p text:style-name="P59">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text:soft-page-break/>– Я тут подумала, – повернулась она ко мне, – лучше выпьем лазурное вино в ванной. <text:span text:style-name="T49">Оно расслабляет и снимает магию радужного чая. Эффективнее всего действует в воде. Ты не против?</text:span></text:p>
      <text:p text:style-name="P5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7">– За дружбу! </text:span>– подняла бокал Тия.</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7">– Это ты называешь “дружбой”? – с </text:span>улыбкой хмыкнул<text:span text:style-name="T7"> я. – </text:span>Мне нравится твоё чувство юмора.</text:p>
      <text:p text:style-name="P59">Аликорница нахмурилась.</text:p>
      <text:p text:style-name="P59"><text:span text:style-name="T7">– </text:span>Тебе не нравится моя дружба? Ты чем-то недоволен?</text:p>
      <text:p text:style-name="P59">Я расхохотался, чуть не поперхнувшись водой, плескавшейся у подбородка.</text:p>
      <text:p text:style-name="P59"><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59">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51">Слёзы злости душили меня, но я сдержался.</text:p>
      <text:p text:style-name="P51">– Охренеть. – сказал я холодно. – А я прям напрашивался!</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59">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1">–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text:span text:style-name="T81">за</text:span> засова табличку «ЗАКРЫТО» и повесил её на ручку.</text:p>
      <text:p text:style-name="P51"/>
      <text:p text:style-name="P62">***</text:p>
      <text:p text:style-name="P51"/>
      <text:p text:style-name="P1">Стражники-единороги <text:span text:style-name="T83">из солнечной стражи</text:span> кивнули мне, узнавая. <text:span text:style-name="T1">Кивали и многие из находившихся в зале </text:span><text:span text:style-name="T6">ожидания </text:span><text:span text:style-name="T1">пони. Хотя <text:s/>последнюю неделю я не появлялся </text:span><text:span text:style-name="T5">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text:span text:style-name="T83">Но д</text:span>о конца приёмного дня было ещё полчаса, так что я присел на пьедестал одной из статуй и стал ждать. </text:p>
      <text:p text:style-name="P11">От нечего делать, стал прислушиваться к полушёпоту, витавшему под сводами зала.</text:p>
      <text:p text:style-name="P11">…</text:p>
      <text:p text:style-name="P13"><text:span text:style-name="T63">– </text:span><text:span text:style-name="T67">Говорят, на Станции Додж почти не осталось жителей. </text:span><text:span text:style-name="T68">В местном депо перестали обслуживать паровозы из-за отсутствия </text:span><text:span text:style-name="T71">рабочих</text:span><text:span text:style-name="T68">. Стар</text:span><text:span text:style-name="T72">ик - </text:span><text:span text:style-name="T68">станционный смотритель рассказал, что пони исчезают </text:span><text:soft-page-break/><text:span text:style-name="T73">ночью, в</text:span><text:span text:style-name="T68">о </text:span><text:span text:style-name="T73">время сна,</text:span><text:span text:style-name="T68"> один за другим. </text:span><text:span text:style-name="T69">Оставшиеся собирают пожитки и перебираются ближе к центру, в районы по</text:span><text:span text:style-name="T70">оживлённей</text:span><text:span text:style-name="T67">...</text:span></text:p>
      <text:p text:style-name="P13"><text:span text:style-name="T63">– </text:span><text:span text:style-name="T67">А из Пинто Крика уже месяц нет новостей...</text:span></text:p>
      <text:p text:style-name="P11"><text:span text:style-name="T63">– </text:span><text:span text:style-name="T6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22">...“<text:span text:style-name="T1">Что я могу сделать, чтобы вернуть всё назад?</text:span>”</text:p>
      <text:p text:style-name="P22"><text:span text:style-name="T67">– </text:span><text:span text:style-name="T59">Так и сказала?</text:span></text:p>
      <text:p text:style-name="P3"><text:span text:style-name="T63">– </text:span><text:span text:style-name="T59">Да, </text:span><text:span text:style-name="T61">Фэнси</text:span><text:span text:style-name="T59">, именно так. Я слышала собственными ушами! Вы не подумайте, я не подслушиваю за Её Высочеством! </text:span><text:span text:style-name="T60">Я</text:span><text:span text:style-name="T59">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2"><text:span text:style-name="T67">– </text:span><text:span text:style-name="T59">Что бы это значило, Флер?</text:span></text:p>
      <text:p text:style-name="P22"><text:span text:style-name="T67">– </text:span><text:span text:style-name="T5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1">…</text:p>
      <text:p text:style-name="P6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6"><text:span text:style-name="T82">Д</text:span>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text:span text:style-name="T83">Солнечный стражник затворил за ним двери, трижды стукнул копьём о пол и громогласно на весь зал объявил:</text:span></text:p>
      <text:p text:style-name="P67">– <text:span text:style-name="T83">Леди и джентлькольты! Приём окончен! Её Высочество Принцесса Селестия будет рада видеть <text:s/>вас в следующую среду!</text:span></text:p>
      <text:p text:style-name="P68">Я подошёл к нему и стражник, подмигнув <text:span text:style-name="T85">и, повёв глазами в сторону двери</text:span>, приоткрыл створку. Я <text:span text:style-name="T84">багодарно кивнул ему и </text:span>протиснулся внутрь.</text:p>
      <text:p text:style-name="P5">Селестия стояла у окна, легонько постукивая копытом по пол<text:span text:style-name="T86">у</text:span>.</text:p>
      <text:p text:style-name="P7"><text:span text:style-name="T7">–</text:span> <text:span text:style-name="T87">Ты</text:span>? <text:span text:style-name="T7">–</text:span> повернулась она ко мне.</text:p>
      <text:p text:style-name="P138"><text:span text:style-name="T7">– </text:span><text:span text:style-name="T16">Привет, Селестия. – подчёркнуто нейтрально обратился я. – </text:span><text:span text:style-name="T32">Как дела?</text:span></text:p>
      <text:p text:style-name="P46"><text:span text:style-name="T7">– </text:span><text:span text:style-name="T17">Привет… Макс. <text:s/></text:span><text:span text:style-name="T34">Н</text:span><text:span text:style-name="T32">е очень, </text:span><text:span text:style-name="T34">мягко говоря</text:span><text:span text:style-name="T32">.</text:span></text:p>
      <text:p text:style-name="P142"><text:span text:style-name="T7">На аликорницу было жалко смотреть. </text:span><text:span text:style-name="T18">От былой лёгкости движений не осталось и следа. </text:span><text:span text:style-name="T22">Чуть пошатывающаяся и расфокусированная походка выдавала огромную усталость.</text:span><text:span text:style-name="T18"> </text:span><text:span text:style-name="T19">Из некогда старательно причёсанных гривы и хвоста выбивались волосы и даже целые пряди </text:span><text:span text:style-name="T20">розового цвета</text:span><text:span text:style-name="T19">. </text:span><text:span text:style-name="T20"><text:s/></text:span><text:span text:style-name="T30">Мастерски наложенн</text:span><text:span text:style-name="T31">ый</text:span><text:span text:style-name="T30"> </text:span><text:span text:style-name="T31">макияж</text:span><text:span text:style-name="T30"> не мог скрыть мешк</text:span><text:span text:style-name="T31">и</text:span><text:span text:style-name="T30"> под глазами</text:span><text:span text:style-name="T20">.</text:span></text:p>
      <text:p text:style-name="P143"><text:span text:style-name="T20">– </text:span><text:span text:style-name="T35">Только что д</text:span><text:span text:style-name="T20">екан </text:span><text:span text:style-name="T33">клаудсдейлской</text:span><text:span text:style-name="T20"> лётной школы доложил, что из восьмидесяти выпускников пятьдесят шесть отказались сдавать лётные экзамены. Боятся быть перемолотыми в радугу в случае провала.</text:span></text:p>
      <text:p text:style-name="P146"><text:span text:style-name="T7">–</text:span> Пятьдесят шесть из восьмидесяти? <text:span text:style-name="T102">Хренасе! </text:span><text:span text:style-name="T36">–</text:span><text:span text:style-name="T102"> я вспомнил рассказ Селестии про восьмёрку пегасов прошлогоднего выпуска. </text:span><text:span text:style-name="T36">–</text:span><text:span text:style-name="T102"> То есть, они автоматически становятся изгоями? Ну так отмените эти экзамены вообще. Они же всё равно не разучились летать, верно?</text:span></text:p>
      <text:p text:style-name="P147">Аликорница посмотрела на меня, как на неразумного ребёнка.</text:p>
      <text:p text:style-name="P146"><text:soft-page-break/><text:span text:style-name="T7">–</text:span> Макс, к управлению погодой допускаются только полностью компетентные пегасы.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03">Лучше не допускать к управлению погодой вообще никого, чем некомпетентного </text:span><text:span text:style-name="T65">— </text:span><text:span text:style-name="T66">будет меньше ущерба. А</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46"><text:span text:style-name="T7">–</text:span> А почему вы не поселитесь в более пригодном для земледелия месте?</text:p>
      <text:p text:style-name="P140"><text:span text:style-name="T20">– К сожалению, Эквестрия — страна, окружённая не слишком дружелюбными соседями. Нам некуда уйти в поисках лучшего места. </text:span><text:span text:style-name="T38">Да и не так много этих мест.</text:span></text:p>
      <text:p text:style-name="P140"><text:span text:style-name="T21">Селестия подошла к фонтанчику, обмакнула в него копыто и провела им по лбу.</text:span></text:p>
      <text:p text:style-name="P139"><text:span text:style-name="T21">– </text:span><text:span text:style-name="T37">Разрывы в ткани реальности появляются всё чаще. Луна не успевает запирать их. Если так пойдёт и дальше </text:span><text:span text:style-name="T20">— </text:span><text:span text:style-name="T37">они выйдут из рамок снов в осязаемый мир. </text:span><text:span text:style-name="T39">Но довольно о проблемах!</text:span><text:span text:style-name="T17"> </text:span><text:span text:style-name="T39">Какие новости </text:span><text:span text:style-name="T35">у тебя</text:span><text:span text:style-name="T21">? Чем порадуешь? Если, конечно, хочешь порадовать.</text:span></text:p>
      <text:p text:style-name="P144"><text:span text:style-name="T21">Я </text:span><text:span text:style-name="T7">сделал вид, что не заметил полунамёка </text:span><text:span text:style-name="T40">в последнем предложении</text:span><text:span text:style-name="T7">. Выяснять отношения не хотелось.</text:span></text:p>
      <text:p text:style-name="P47"><text:span text:style-name="T17">– </text:span><text:span text:style-name="T22">Порадовать, к сожалению, нечем. Твой приятель, Норфолк Каррус, исчез.</text:span></text:p>
      <text:p text:style-name="P49"><text:span text:style-name="T17">– </text:span><text:span text:style-name="T26">Норф? О-</text:span><text:span text:style-name="T40">о-о</text:span><text:span text:style-name="T26">, нет!</text:span></text:p>
      <text:p text:style-name="P73"><text:span text:style-name="T26">С</text:span><text:span text:style-name="T7">елестия в отчаянии села на пол, свесив голову.</text:span></text:p>
      <text:p text:style-name="P49"><text:span text:style-name="T17">– </text:span><text:span text:style-name="T27">П</text:span><text:span text:style-name="T22">они исчезают повсюду. </text:span><text:span text:style-name="T27">Они</text:span><text:span text:style-name="T22"> засыпа</text:span><text:span text:style-name="T27">ю</text:span><text:span text:style-name="T22">т, а на утро находят лишь примятую простыню в постели. </text:span><text:span text:style-name="T29">Исполняется пророчество Свирла. </text:span><text:span text:style-name="T22">Я бессильна остановить это.</text:span></text:p>
      <text:p text:style-name="P47"><text:span text:style-name="T17">– </text:span><text:span text:style-name="T22">Может, </text:span><text:span text:style-name="T28">спр</text:span><text:span text:style-name="T25">осишь</text:span><text:span text:style-name="T22"> Луну? Сон по её части.</text:span></text:p>
      <text:p text:style-name="P47"><text:span text:style-name="T22"/></text:p>
      <text:p text:style-name="P47"><text:span text:style-name="T22"/></text:p>
      <text:p text:style-name="P47"><text:span text:style-name="T22"/></text:p>
      <text:p text:style-name="P47"><text:span text:style-name="T22"/></text:p>
      <text:p text:style-name="P47"><text:span text:style-name="T22"/></text:p>
      <text:p text:style-name="P47"><text:span text:style-name="T22"/></text:p>
      <text:p text:style-name="P47"><text:span text:style-name="T22"/></text:p>
      <text:p text:style-name="P49"><text:span text:style-name="T17">– </text:span><text:span text:style-name="T22">Луна </text:span><text:span text:style-name="T43">отказывается разговаривать со мной </text:span><text:span text:style-name="T44">со времени нашего возвращения</text:span><text:span text:style-name="T43"> </text:span><text:span text:style-name="T44">из Вечнодикого леса. Гибель Кимеринна очень </text:span><text:span text:style-name="T45">сильно </text:span><text:span text:style-name="T44">повлияла на неё. </text:span><text:span text:style-name="T46">Но она</text:span><text:span text:style-name="T25"> занималась эт</text:span><text:span text:style-name="T27">ой проблемой</text:span><text:span text:style-name="T25"> до нашего похода к старому замку. Безрезультатно, насколько мне известно. Именно поэтому она и согласилась с моей идеей вызвать Проводника.</text:span></text:p>
      <text:p text:style-name="P48"><text:span text:style-name="T17">– </text:span><text:span text:style-name="T23">Может, мне поговорить с ней?</text:span></text:p>
      <text:p text:style-name="P48"><text:span text:style-name="T17">– </text:span><text:span text:style-name="T23">Не надо, Макс.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70"><text:span text:style-name="T10">– </text:span><text:span text:style-name="T11">Ну ок. Тогда </text:span><text:span text:style-name="T14">она обрадуется следующей новости:</text:span><text:span text:style-name="T11"> я ухожу.</text:span></text:p>
      <text:p text:style-name="P71"><text:span text:style-name="T11">С</text:span><text:span text:style-name="T8">елестия </text:span><text:span text:style-name="T12">еле заметно дрогнула ушами. </text:span><text:span text:style-name="T13">Она отвернулась и </text:span><text:span text:style-name="T8">молча смотрела в окно, не выказывая эмоций.</text:span></text:p>
      <text:p text:style-name="P72"><text:span text:style-name="T9">Я </text:span><text:span text:style-name="T8">продолжил.</text:span></text:p>
      <text:p text:style-name="P1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5"><text:soft-page-break/>Поза аликорницы стала чуть менее скованной. <text:span text:style-name="T97">На грани слышимости я уловил её вздох.</text:span> Она<text:span text:style-name="T96"> наконец повернулась ко мне и слабо улыбнулась.</text:span></text:p>
      <text:p text:style-name="P133">–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text:span text:style-name="T98">незнакомых</text:span> жереб… посетителях!</text:p>
      <text:p text:style-name="P134">Аликорница вытащила из шкафчика листок бумаги, быстро написала письмо и, запечатав его сургучём с королевской печатью, вручила мне.</text:p>
      <text:p text:style-name="P135"><text:span text:style-name="T94">– </text:span>Вот рекомендательное письмо мэру Понивилля. Вручишь его ей и она выделит тебе жильё и окажет посильную помощь. <text:span text:style-name="T98">Д</text:span>ержи меня в <text:span text:style-name="T98">курсе дел</text:span>. Посылай письма Спайком, он настроен на меня. Этот милый дракончик — ассистент Твайлайт.</text:p>
      <text:p text:style-name="P136">Я хотел было оскорбиться <text:span text:style-name="T99">такой опекой со стороны аликорницы, но, глянув в её налитые кровью глаза, передумал.</text:span></text:p>
      <text:p text:style-name="P137"/>
      <text:p text:style-name="P54"/>
      <text:p text:style-name="P54"/>
      <text:p text:style-name="P53"/>
      <text:p text:style-name="P69"><text:span text:style-name="T9">&lt;</text:span><text:span text:style-name="T5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8"/>
      <text:p text:style-name="P8"/>
      <text:p text:style-name="P4">Селестия вытащила </text:p>
      <text:p text:style-name="P4">Я кивнул.</text:p>
      <text:p text:style-name="P4"><text:span text:style-name="T7">–</text:span> Спасибо, Тия. Сделаю всё, что в моих силах. Я действительно хочу вам помочь.</text:p>
      <text:p text:style-name="P4">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4"><text:span text:style-name="T7">–</text:span> Тия, ты, вообще, спишь по ночам? У тебя глаза красные, как у кролика-альбиноса.</text:p>
      <text:p text:style-name="P4"><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4"><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50">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145"><text:span text:style-name="T64">&lt;</text:span><text:span text:style-name="T101">Mark Knopfler - </text:span><text:span text:style-name="T100">Hill Farmer's Blues</text:span><text:span text:style-name="T64">&gt;</text:span></text:p>
      <text:p text:style-name="P58"/>
      <text:p text:style-name="P58"/>
      <text:p text:style-name="P50"/>
      <text:p text:style-name="P2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1"/>
      <text:p text:style-name="P28">&lt;<text:span text:style-name="T50">самолёт в эквестрию проваливается во время </text:span><text:span text:style-name="T5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oft-page-break/><text:span text:style-name="T51">исчезновения Селестии</text:span><text:span text:style-name="T67">&gt;</text:span></text:p>
      <text:p text:style-name="P57"/>
      <text:p text:style-name="P56"/>
      <text:p text:style-name="P56"/>
      <text:p text:style-name="P51"/>
      <text:p text:style-name="P60">&lt;<text:span text:style-name="T4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6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и после этого она исчезает из Эквестрии. При этом она успевает сказать Максу, что она его...&gt;</text:p>
      <text:p text:style-name="P2"/>
      <text:p text:style-name="P10">***</text:p>
      <text:p text:style-name="P21"/>
      <text:p text:style-name="P2"><text:span text:style-name="T7">&lt;Луна - </text:span><text:span text:style-name="T4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21"/>
      <text:h text:style-name="P155" text:outline-level="2">Рейд пони-рэйнджеров</text:h>
      <text:p text:style-name="P2">&lt;Магия изо всех окраин Эквестрии бежит к её центру — в Вечнодикий лес&gt;</text:p>
      <text:p text:style-name="P36">(леденящий душу триллер, музыка тревожная)</text:p>
      <text:p text:style-name="P12">&lt;<text:span text:style-name="T4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4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7">&lt;</text:span><text:span text:style-name="T50">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4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10">***</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49">???</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text:soft-page-break/></text:p>
      <text:h text:style-name="P155" text:outline-level="2">Рейд пони-рэйнджеров-2 (<text:span text:style-name="T4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49">гидрорысью</text:span><text:span text:style-name="T7">&gt;</text:span> и нападением <text:span text:style-name="T7">&lt;</text:span><text:span text:style-name="T49">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49">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7">&lt;</text:span><text:span text:style-name="T4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4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1"/>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5" text:outline-level="2">В библиотеке замка Селестии</text:h>
      <text:p text:style-name="P100"/>
      <text:p text:style-name="P3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4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49">название библиотеки</text:span><text:span text:style-name="T7">&gt;</text:span>, пытаясь найти хоть какую-нибудь зацепку. Но всё <text:soft-page-break/>тщётно.</text:p>
      <text:p text:style-name="P2">Если верить заклинанию, я <text:span text:style-name="T7">—</text:span> внешняя сила, и если меня хорошо попросить <text:span text:style-name="T7">&lt;</text:span><text:span text:style-name="T4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54">заклинание равновесия, в описании к которому есть ссылка на заклинание роста </text:span><text:span text:style-name="T55">(вставить шутку в стиле Влада)</text:span><text:span text:style-name="T5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50">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5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4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5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7">&lt;</text:span><text:span text:style-name="T4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21"/>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5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55" text:outline-level="2"><text:soft-page-break/>Первый сеанс двойного сна. Рэрити</text:h>
      <text:p text:style-name="P2"/>
      <text:p text:style-name="P2"><text:span text:style-name="T7">&lt;</text:span><text:span text:style-name="T4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49">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55" text:outline-level="2">Сон Макса</text:h>
      <text:p text:style-name="P100"/>
      <text:p text:style-name="P2"><text:span text:style-name="T7">&lt;</text:span><text:span text:style-name="T4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7">–</text:span> Готова, <text:span text:style-name="T7">–</text:span> процедила она.</text:p>
      <text:p text:style-name="P3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49">Эгрегор Эквестрии </text:span><text:span text:style-name="T52">—</text:span><text:span text:style-name="T49"> Селестия </text:span><text:span text:style-name="T52">—</text:span><text:span text:style-name="T49"> на кончике главного рога Анакорна</text:span><text:span text:style-name="T7">&gt;</text:span></text:p>
      <text:p text:style-name="P10">***</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41"/>
      <text:p text:style-name="P2"/>
      <text:p text:style-name="P2"><text:soft-page-break/><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49">Рэйнбоу объясняет Максу, почему Пинки расплатилась за него </text:span><text:span text:style-name="T50">—</text:span><text:span text:style-name="T49"> и вспоминает, что когда-то уже объясняла нечто подобное (Леро)</text:span></text:p>
      <text:p text:style-name="P2"><text:span text:style-name="T49">У Твайлайт после видения гибели Кимеринна появились морщинки возле глаз</text:span><text:span text:style-name="T7">&gt;</text:span></text:p>
      <text:p text:style-name="P2"/>
      <text:h text:style-name="P155"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49">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oft-page-break/><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4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49">Дэш расплачивается за Макса в кафе. Когда тот спрашивает, почему она и Пинки платят за него, Дэш, вместо ответа, говорит:</text:span></text:p>
      <text:p text:style-name="P2"><text:span text:style-name="T52">–</text:span><text:span text:style-name="T49"> Пинки? </text:span><text:span text:style-name="T52">–</text:span><text:span text:style-name="T49"> Дэш сморщила нос. </text:span><text:span text:style-name="T52">–</text:span><text:span text:style-name="T49"> Я скажу ей, чтоб больше не </text:span><text:span text:style-name="T52">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49">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oft-page-break/><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49">Аликорны </text:span><text:span text:style-name="T52">—</text:span><text:span text:style-name="T49"> элементали. Они воплощают в себе какую-либо сторону чаяний и настроений сообщества пони. Анакорн </text:span><text:span text:style-name="T52">—</text:span><text:span text:style-name="T49"> супераликорн, элементаль всего мира</text:span><text:span text:style-name="T7">&gt;</text:span></text:p>
      <text:p text:style-name="P21"/>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52">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49">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5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49">Вкратце суть сна Рэрити.</text:span></text:p>
      <text:p text:style-name="P2"><text:soft-page-break/><text:span text:style-name="T49">Она проснулась в мире Терры веб-дизайнером. И мир Эквестрии ей только снился </text:span><text:span text:style-name="T52">—</text:span><text:span text:style-name="T49"> и быстро начал забываться. Т.е. мир Эквестрии - всего лишь сон терранского парня (девушки?)</text:span></text:p>
      <text:p text:style-name="P2"><text:span text:style-name="T49">к экрану - очередь из пони (пони пропадают из Эквестрии). В очереди близко к экрану </text:span><text:span text:style-name="T52">—</text:span><text:span text:style-name="T49"> Селестия. Рэрити </text:span><text:span text:style-name="T52">—</text:span><text:span text:style-name="T49"> без очереди (у неё </text:span><text:span text:style-name="T52">—</text:span><text:span text:style-name="T49"> билет-пропуск от Индрэ).</text:span></text:p>
      <text:p text:style-name="P2"><text:span text:style-name="T49">Рэрити проснулась парнем, т.к. в Эквестрии </text:span><text:span text:style-name="T52">—</text:span><text:span text:style-name="T49"> матриархат, роль терранских мужчин там несут кобылы.</text:span></text:p>
      <text:p text:style-name="P2"><text:span text:style-name="T49">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49">Влад рассказывает Максу о своём сне </text:span><text:span text:style-name="T52">—</text:span><text:span text:style-name="T49"> как он был поняхой, а потом проснулся в мире Терры</text:span><text:span text:style-name="T7">&gt;</text:span></text:p>
      <text:p text:style-name="P21"/>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oft-page-break/>(<text:span text:style-name="T7">&lt;</text:span><text:span text:style-name="T49">согласовать с тем, что говорил Анакорн о Р/Д</text:span><text:span text:style-name="T7">&gt;</text:span>). </text:p>
      <text:p text:style-name="P2">Об этом Эгрегоре пишется в книге <text:span text:style-name="T7">&lt;</text:span><text:span text:style-name="T4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1"/>
      <text:p text:style-name="P2"><text:span text:style-name="T7">&lt;</text:span><text:span text:style-name="T49">обоснование сна для Р/Д. РД видит несколько вариантов историй с Mane6 </text:span><text:span text:style-name="T52">—</text:span><text:span text:style-name="T49"> и с собой + Леро </text:span><text:span text:style-name="T52">—</text:span><text:span text:style-name="T49"> намёк на несовместимые фанфики</text:span></text:p>
      <text:p text:style-name="P2"><text:span text:style-name="T49">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49">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49">Кто следующий готов рассказывать?</text:span></text:p>
      <text:p text:style-name="P38">Пинки дёрнулась на месте, но промолчала.</text:p>
      <text:p text:style-name="P2"><text:span text:style-name="T52">–</text:span><text:span text:style-name="T49"> Я расскажу, - шагнула вперёд радужная пегаска. </text:span><text:span text:style-name="T52">–</text:span><text:span text:style-name="T49"> Хотя вряд ли ты узнаешь что-то полезное. Там галиматья какая-то…</text:span><text:span text:style-name="T7">&gt;</text:span></text:p>
      <text:p text:style-name="P2"/>
      <text:p text:style-name="P2"><text:span text:style-name="T7">&lt;</text:span><text:span text:style-name="T49">Сон РД:</text:span></text:p>
      <text:p text:style-name="P3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49">В мире Терры они ищут Селестию. В конце-концов Макс находит её в кибермозге </text:span><text:span text:style-name="T52">—</text:span><text:span text:style-name="T49"> в подпрограмме </text:span><text:soft-page-break/><text:span text:style-name="T49">“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52">—</text:span><text:span text:style-name="T49"> Эгрегором Эквестрии. После чего пееренос на Землю на 10 лет назад. Начало написания “Последнего фанфика”.</text:span><text:span text:style-name="T7">&gt;</text:span></text:p>
      <text:p text:style-name="P21"/>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5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50">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49">…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7">–</text:span> А водку у вас принято пить?</text:p>
      <text:p text:style-name="P2"><text:span text:style-name="T52">–</text:span><text:span text:style-name="T49"> Некоторые употребляют. Но правительница Эквестрии, пьющая водку </text:span><text:span text:style-name="T50">—</text:span><text:span text:style-name="T49"> это уже черезчур. </text:span><text:span text:style-name="T52">–</text:span><text:span text:style-name="T49"> Засмеялась Селестия. </text:span><text:span text:style-name="T52">–</text:span><text:span text:style-name="T49">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3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3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30">“Леро! Его звали Леро!”</text:p>
      <text:p text:style-name="P2">Картинка перед глазами Дэш поплыла…</text:p>
      <text:p text:style-name="P2"/>
      <text:h text:style-name="P15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5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49">Концепция абсолютного зла. Вычеркнуть кого-то из бытия.</text:span></text:p>
      <text:p text:style-name="P2"><text:span text:style-name="T49">Пока идёт борьба за вычёркивание </text:span><text:span text:style-name="T50">—</text:span><text:span text:style-name="T49"> это вычёркивание является злом. Но когда вычёркивание произошло, зло исчезает </text:span><text:span text:style-name="T50">—</text:span><text:span text:style-name="T49"> т.к. вычеркнутого никогда не было, о нём никто не знает. Никто </text:span><text:span text:style-name="T50">—</text:span><text:span text:style-name="T49"> даже вычёркивающий</text:span><text:span text:style-name="T7">&gt;</text:span></text:p>
      <text:p text:style-name="P2"/>
      <text:h text:style-name="P155" text:outline-level="2">Четвёртый сон РД. Объединяющий</text:h>
      <text:p text:style-name="P2"/>
      <text:p text:style-name="P2">Рэйнбоу Дэш встала и посмотрела на застывшее внизу тело.</text:p>
      <text:p text:style-name="P30">“Значит, всё. Вот как это бывает.”</text:p>
      <text:p text:style-name="P2">Она расправила левое крыло.</text:p>
      <text:p text:style-name="P3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50">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10">***</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oft-page-break/><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49">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49">добавить сочувствия</text:span><text:span text:style-name="T7">&gt;</text:span>.</text:p>
      <text:p text:style-name="P2"/>
      <text:p text:style-name="P2"><text:span text:style-name="T7">&lt;</text:span><text:span text:style-name="T49">После этого случая Тавйлайт решает прекратить сеансы двойного сна. Сеанса с ЭйДжей и Флатти не будет</text:span><text:span text:style-name="T7">&gt;</text:span></text:p>
      <text:p text:style-name="P2"/>
      <text:h text:style-name="P155"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7">&lt;</text:span><text:span text:style-name="T5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50">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55" text:outline-level="2">Поиск решения</text:h>
      <text:p text:style-name="P100"/>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
      <text:p text:style-name="P2"><text:span text:style-name="T7">&lt;</text:span><text:span text:style-name="T4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21"/>
      <text:p text:style-name="P2"><text:soft-page-break/><text:span text:style-name="T7">&lt;</text:span><text:span text:style-name="T4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4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52">—</text:span><text:span text:style-name="T49"> Луна создаёт обратный коридор в срок.</text:span><text:span text:style-name="T7">&gt;</text:span></text:p>
      <text:p text:style-name="P2"/>
      <text:h text:style-name="P15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50">Дуглас </text:span><text:span text:style-name="T52">—</text:span><text:span text:style-name="T50"> </text:span><text:span text:style-name="T52">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7">&lt;</text:span><text:span text:style-name="T49">высоко летать нельзя из-за молний</text:span><text:span text:style-name="T7">&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49">двухмесячной</text:span><text:span text:style-name="T7">&gt;</text:span> давности осталось лишь направление движения.</text:p>
      <text:p text:style-name="P2">И опять, как <text:span text:style-name="T7">&lt;</text:span><text:span text:style-name="T4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4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49">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text:soft-page-break/>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4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5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4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5"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3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49">Не следует противопоставлять злу ещё большее зло - это только усилит его — </text:span><text:span text:style-name="T50">кодовая фраза</text:span><text:span text:style-name="T5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49">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49">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1"/>
      <text:p text:style-name="P2"><text:span text:style-name="T7">&lt;</text:span><text:span text:style-name="T4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21"/>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49">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49">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49">клоунов/санта-клаусов</text:span><text:span text:style-name="T7">&gt;</text:span>, подстерегавших меня на <text:soft-page-break/>подходе к офису. Возвратившись домой я с удивлением обнаружил сзади <text:span text:style-name="T7">&lt;</text:span><text:span text:style-name="T49">пять</text:span><text:span text:style-name="T7">&gt;</text:span>длинную прореху в куртке, <text:span text:style-name="T7">&lt;</text:span><text:span text:style-name="T4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4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49">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49">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49">улучшить</text:span><text:span text:style-name="T7">&gt;</text:span>. А тот случай, когда мне пришлось зашивать тебе куртку после нападения убийц <text:span text:style-name="T7">&lt;</text:span><text:span text:style-name="T49">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5" text:outline-level="2">След?</text:h>
      <text:p text:style-name="P100"/>
      <text:p text:style-name="P2"><text:span text:style-name="T7">&lt;</text:span><text:span text:style-name="T49">сначала эпизод - проверка сумки в серверной</text:span><text:span text:style-name="T7">&gt;</text:span></text:p>
      <text:p text:style-name="P2"><text:span text:style-name="T7">&lt;</text:span><text:span text:style-name="T5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7">&lt;</text:span><text:span text:style-name="T49">“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7">&lt;</text:span><text:span text:style-name="T49">расширить. Перед кафешкой - диалог с Флатти и ЭйДжей. Все думают, что наконец-то нашли Селестию. Все ликуют</text:span><text:span text:style-name="T7">&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49">Расширить сцену в кафе. Ожидание, подьём и… падение ожиданий</text:span><text:span text:style-name="T7">&gt;</text:span></text:p>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49">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5" text:outline-level="2">Озарение</text:h>
      <text:p text:style-name="P2"/>
      <text:p text:style-name="P2"><text:span text:style-name="T7">&lt;</text:span><text:span text:style-name="T4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2">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7">– </text:span>Ну хорошо. Убедила. В конце-концов, можем поступить так. Вы с Флатти вернётесь обратно а я продолжу поиски здесь.</text:p>
      <text:p text:style-name="P8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7">– </text:span>Вы можете связываться со мной раз в месяц по коридору.</text:p>
      <text:p text:style-name="P85"><text:soft-page-break/><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7">– </text:span>Конечно оставаться. Кто ещё, кроме нас, может найти её?</text:p>
      <text:p text:style-name="P85"><text:span text:style-name="T7">– </text:span>Я думал, ты не сможешь оставить Энджела и всех остальных надолго.</text:p>
      <text:p text:style-name="P8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7">– </text:span>Извини, Флаттершай, забылся.</text:p>
      <text:p text:style-name="P90"><text:span text:style-name="T7">– </text:span>Та ладно, я ж не против, – возразила Эпплджек. – Не парься, Флатти. Было б хуже, если б он <text:s/>назвал меня Эпплджек на людях.</text:p>
      <text:p text:style-name="P90"><text:span text:style-name="T7">– </text:span>Ты так... – запнулась Флаттершай. – Так быстро забыла свою ферму. И...</text:p>
      <text:p text:style-name="P9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7">– </text:span>Как ты можешь так говорить? – расплакалась Флаттершай.</text:p>
      <text:p text:style-name="P90"><text:span text:style-name="T7">– </text:span>Эй, девушки, не ссорьтесь! Мы — одна команда! И надеюсь, останемся ею и в дальнейшем. </text:p>
      <text:list xml:id="list8886997483216021501"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7">– </text:span>А если нет? – Эпплджек смотрела мне мне прямо в глаза.</text:p>
      <text:list xml:id="list191957151710766" text:continue-numbering="true" text:style-name="L5">
        <text:list-header>
          <text:p text:style-name="P148">Я молча пожал плечами. Эпплджек уверенно продолжила.</text:p>
        </text:list-header>
      </text:list>
      <text:p text:style-name="P90"><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7">– </text:span>Спасибо, ЭйДжей.</text:p>
      <text:p text:style-name="P9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957721926516" text:continue-numbering="true" text:style-name="L5">
        <text:list-header>
          <text:p text:style-name="P148">Флаттершай пробормотала нечто, показавшееся мне знакомым.</text:p>
        </text:list-header>
      </text:list>
      <text:p text:style-name="P90"><text:span text:style-name="T7">– </text:span>Флатти, ты что-то сказала? Я не расслышал.</text:p>
      <text:p text:style-name="P90"><text:span text:style-name="T7">– </text:span>Намерение Изменяет Реальность.</text:p>
      <text:p text:style-name="P90"><text:span text:style-name="T7">– </text:span>Эээ. А где ты слышала эту фразу, если не секрет?</text:p>
      <text:p text:style-name="P90"><text:span text:style-name="T7">–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1957780859226"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7">– </text:span>Флатти, ЭйДжей, буду через час. Ждите!</text:p>
      <text:p text:style-name="P85"/>
      <text:h text:style-name="P154" text:outline-level="2">Почти.</text:h>
      <text:p text:style-name="P98"/>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7">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54" text:outline-level="2">Дискорд</text:h>
      <text:p text:style-name="P100"/>
      <text:p text:style-name="P98">Девушки поспешно собирались, пока я растолковывал им задачу.</text:p>
      <text:p text:style-name="P9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7">– </text:span>Это тот твой приятель, который разбился с полгода назад? – спросила Эпплджек.</text:p>
      <text:p text:style-name="P98"><text:span text:style-name="T7">– </text:span>Да, это он.</text:p>
      <text:p text:style-name="P98"><text:span text:style-name="T7">– </text:span>А как мы попадём в его квартиру? Там сейчас кто-то живёт? – Флаттершай прыгала на одной ноге, <text:soft-page-break/>натягивая кед.</text:p>
      <text:p text:style-name="P9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4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49">Плохо написано!</text:span><text:span text:style-name="T7">&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7">– </text:span>Макс, что случилось? У нас проблемы?</text:p>
      <text:p text:style-name="P9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7">– </text:span>Так что, будем ломать дверь? – Эпплджек критически осмотрелась, подмечая бабулек на лавочке и зевак во внутреннем скверике.</text:p>
      <text:p text:style-name="P99"><text:span text:style-name="T7">– </text:span>Нет нужды. Лучше станьте-ка сзади меня так, чтобы заслонить от этих бабулек и от вооон той камеры наблюдения.</text:p>
      <text:list xml:id="list8980578562150177744"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0"><text:span text:style-name="T7">–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0"><text:span text:style-name="T7">– </text:span>Макс, тут окно разбито! И верёвка какая-то висит. – крикнула Флаттершай из кухни.</text:p>
      <text:p text:style-name="P120"><text:span text:style-name="T7">–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2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7">–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7">– </text:span>Оп-па! – пробормотала Эпплджек. – Нежданчик!</text:p>
      <text:p text:style-name="P120"><text:span text:style-name="T7">– </text:span>Ты, я вижу, времени не терял, – моя рука под прикрытием стола медленно тянулась к тяжёлой фарфоровой кружке, стоящей на краю.</text:p>
      <text:p text:style-name="P10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1"><text:span text:style-name="T7">– </text:span>А почему ты вообще решил искать нас тут? – спросила Эпплджек. – Приехал бы домой. Мы б тебя чаем напоили.</text:p>
      <text:p text:style-name="P101"><text:span text:style-name="T7">–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101"><text:span text:style-name="T7">– </text:span>С кем это вы тут разговариваете?</text:p>
      <text:list xml:id="list1936101411783171512"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101">– Жанна, Флатти, хватайте ноут и на выход! Я с ним разберусь! Не теряйте вре...!</text:p>
      <text:p text:style-name="P101">– ТЫ ИДИО...!!!</text:p>
      <text:p text:style-name="P101">Дискорд <text:s/>зорал одновременно со мной, прикрываясь от меня руками, когда раздался оглушительный</text:p>
      <text:p text:style-name="P101">...</text:p>
      <text:p text:style-name="P102">БАХ!!!</text:p>
      <text:p text:style-name="P101">…</text:p>
      <text:p text:style-name="P101">Эпплджек с <text:s/>нервным всхлипом опустила толстенный том «Энтерпрайз-паттернов» , издание девятое, дополненное.</text:p>
      <text:p text:style-name="P120">На лице Дискорда появилось удивлённо-мечтательное выражение и он вырубился.</text:p>
      <text:p text:style-name="P120"/>
      <text:h text:style-name="P155" text:outline-level="2"><text:soft-page-break/>Селестия</text:h>
      <text:p text:style-name="P120"/>
      <text:p text:style-name="P100">&lt;<text:span text:style-name="T92">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text:span>&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 Эммм... Ваше Высочество, вы в порядке? Мы так рады, что наконец-то нашли Вас! – вклинилась в 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4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text:soft-page-break/>–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8">– Ффы, тьфу, пффф, пфу! <text:span text:style-name="T7">&lt;</text:span><text:span text:style-name="T4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8">– Это я-то устраиваю цирк?!! ДА ТЫ НА СЕБЯ ПОСМОТРИ, КЛОУН!!! На людей кидаешься, чашками 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исследуй его сполна!..</text:p>
      <text:p text:style-name="P109">***</text:p>
      <text:p text:style-name="P114">&lt;<text:span text:style-name="T50">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4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4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12">– И что? – продолжила его мысль Эпплджек.</text:p>
      <text:p text:style-name="P112">– Эквестрийские <text:span text:style-name="T7">&lt;</text:span><text:span text:style-name="T49">три месяца</text:span><text:span text:style-name="T7">&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8"/>
      <text:h text:style-name="P155"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text:soft-page-break/>–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7">&lt;</text:span><text:span text:style-name="T49">полгода</text:span><text:span text:style-name="T7">&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5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7">–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5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pan><text:soft-page-break/><text:span text:style-name="T1">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5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5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7">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4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47">–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7">&lt;</text:span>упомянуть в эпизоде на Терре, что МЛП-сериал закрылся год назад<text:span text:style-name="T7">&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text:soft-page-break/>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 А ты студент?</text:p>
      <text:p text:style-name="P9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7">&lt;</text:span><text:span text:style-name="T52">чёрт</text:span><text:span text:style-name="T7">&gt;</text:span> меня побери, объяснить кьютимарки?</text:p>
      <text:p text:style-name="P92">– А кьютимарки ты сам даришь пони, когда распознаёшь их жизненное предназначение.</text:p>
      <text:p text:style-name="P9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7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text:soft-page-break/></text:p>
      <text:p text:style-name="P12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2">Я опять задумался. В голове было пусто. Хотя, если подумать с точки зрения программиста, можно... Наверное можно, раз все предыдущее прокатило...</text:p>
      <text:p text:style-name="P123">– <text:span text:style-name="T4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3">Я подозрительно посмотрел на Анакорна.</text:p>
      <text:p text:style-name="P123"><text:span text:style-name="T7">–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7">–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22">Анакорн развёл руками.</text:p>
      <text:p text:style-name="P12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49">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7">&lt;</text:span><text:span text:style-name="T4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1">***</text:p>
      <text:p text:style-name="P91"/>
      <text:p text:style-name="P90">&lt;<text:span text:style-name="T49">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90"/>
      <text:p text:style-name="P90">– Привет, Макс. – образ Селестии снова реял передо мной, как <text:span text:style-name="T7">&lt;</text:span><text:span text:style-name="T49">полгода</text:span><text:span text:style-name="T7">&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49">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text:soft-page-break/>Я покачал головой.</text:p>
      <text:p text:style-name="P90"><text:span text:style-name="T4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9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4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6575117006402278227" text:style-name="L8">
        <text:list-header>
          <text:p text:style-name="P150">(<text:span text:style-name="T55">Луна — как повелительница снов, слышала разговор Макса с Анакорном</text:span>)</text:p>
          <text:p text:style-name="P151"/>
        </text:list-header>
      </text:list>
      <text:p text:style-name="P109">***</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oft-page-break/><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85">Я опустил руку на шею Дэш и ощутил теплоту и лёгкое покалывание в пустоте.</text:p>
      <text:p text:style-name="P85"><text:span text:style-name="T7">–</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55" text:outline-level="2">Земля</text:h>
      <text:p text:style-name="P88">Музыкальная тема из бегущего по лезвию бритвы — <text:span text:style-name="T7">Mission impossible</text:span></text:p>
      <text:p text:style-name="P89">&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text:soft-page-break/>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
      <text:p text:style-name="P85"/>
      <text:p text:style-name="P85"/>
      <text:p text:style-name="P85"/>
      <text:p text:style-name="P85"/>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7">&lt;</text:span><text:span text:style-name="T50">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4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85"/>
      <text:p text:style-name="P85"/>
      <text:p text:style-name="P85"/>
      <text:p text:style-name="P85"/>
      <text:p text:style-name="P118"/>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08T19:19:55.219498218</dc:date>
    <meta:editing-duration>P59DT10H11M2S</meta:editing-duration>
    <meta:editing-cycles>2626</meta:editing-cycles>
    <meta:generator>LibreOffice/5.0.2.2$Linux_X86_64 LibreOffice_project/00m0$Build-2</meta:generator>
    <meta:document-statistic meta:table-count="0" meta:image-count="0" meta:object-count="0" meta:page-count="131" meta:paragraph-count="2709" meta:word-count="60192" meta:character-count="399627" meta:non-whitespace-character-count="339232"/>
  </office:meta>
</office:document-meta>
</file>